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erif" svg:font-family="FreeSerif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a8bbb"/>
    </style:style>
    <style:style style:name="P2" style:family="paragraph" style:parent-style-name="Standard">
      <style:paragraph-properties fo:text-align="justify" style:justify-single-word="false"/>
      <style:text-properties officeooo:paragraph-rsid="001d138d"/>
    </style:style>
    <style:style style:name="P3" style:family="paragraph" style:parent-style-name="Standard">
      <style:paragraph-properties fo:text-align="center" style:justify-single-word="false"/>
      <style:text-properties officeooo:rsid="001a5112" officeooo:paragraph-rsid="001a5112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a5112" officeooo:paragraph-rsid="001a511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bd0b8" officeooo:paragraph-rsid="001bd0b8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0pt" fo:font-weight="bold" officeooo:rsid="001a5112" officeooo:paragraph-rsid="001a5112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0pt" fo:font-weight="bold" officeooo:rsid="001a8bbb" officeooo:paragraph-rsid="001a8bbb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0pt" fo:font-weight="normal" officeooo:rsid="001a5112" officeooo:paragraph-rsid="001a5112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officeooo:rsid="001a5112" officeooo:paragraph-rsid="001a511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bd0b8" officeooo:paragraph-rsid="001bd0b8" style:font-weight-asian="normal" style:font-weight-complex="normal"/>
    </style:style>
    <style:style style:name="T1" style:family="text">
      <style:text-properties officeooo:rsid="001a8bb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weight="normal" officeooo:rsid="001a8bbb" style:font-size-asian="8.75pt" style:font-weight-asian="normal" style:font-size-complex="10pt" style:font-weight-complex="normal"/>
    </style:style>
    <style:style style:name="T4" style:family="text">
      <style:text-properties fo:font-size="10pt" fo:font-weight="normal" officeooo:rsid="001ad405" style:font-size-asian="8.75pt" style:font-weight-asian="normal" style:font-size-complex="10pt" style:font-weight-complex="normal"/>
    </style:style>
    <style:style style:name="T5" style:family="text">
      <style:text-properties fo:font-size="10pt" fo:font-weight="normal" officeooo:rsid="001bd0b8" style:font-size-asian="8.75pt" style:font-weight-asian="normal" style:font-size-complex="10pt" style:font-weight-complex="normal"/>
    </style:style>
    <style:style style:name="T6" style:family="text">
      <style:text-properties fo:font-size="10pt" fo:font-weight="normal" officeooo:rsid="001d138d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1de3ec" style:font-size-asian="8.75pt" style:font-weight-asian="normal" style:font-size-complex="10pt" style:font-weight-complex="normal"/>
    </style:style>
    <style:style style:name="T8" style:family="text">
      <style:text-properties fo:font-size="10pt" fo:font-style="italic" fo:font-weight="normal" officeooo:rsid="001a8bbb" style:font-size-asian="8.75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ize="10pt" fo:font-style="italic" fo:font-weight="normal" officeooo:rsid="001d138d" style:font-size-asian="8.75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style:font-size-asian="8.75pt" style:font-size-complex="10pt"/>
    </style:style>
    <style:style style:name="T11" style:family="text">
      <style:text-properties fo:font-size="10pt" officeooo:rsid="001d1128" style:font-size-asian="8.75pt" style:font-size-complex="10pt"/>
    </style:style>
    <style:style style:name="T12" style:family="text">
      <style:text-properties fo:font-size="10pt" fo:font-weight="bold" style:font-size-asian="8.75pt" style:font-weight-asian="bold" style:font-size-complex="10pt" style:font-weight-complex="bold"/>
    </style:style>
    <style:style style:name="T13" style:family="text">
      <style:text-properties officeooo:rsid="001d138d"/>
    </style:style>
    <style:style style:name="T14" style:family="text">
      <style:text-properties officeooo:rsid="001de3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mplementačná dokumentácia k 1. úlohe do IPP 2019/2020</text:p>
      <text:p text:style-name="P9">Meno a priezvisko: Tomáš Ďuriš</text:p>
      <text:p text:style-name="P9">Login: xduris05</text:p>
      <text:p text:style-name="P9"/>
      <text:p text:style-name="P6"/>
      <text:p text:style-name="P6">Zadanie a popis skriptu</text:p>
      <text:p text:style-name="P6"/>
      <text:p text:style-name="P8"><text:tab/>Úlohou bolo vytvoriť skript parse.php v jazyku PHP (konkrétne PHP7.4), ktorý načíta zdrojový kód v jazyku IPPcode2020 zo <text:s/>standardného vstupu a skontroluje jeho lexikálnu a syntakticku správnosť <text:span text:style-name="T1">a v prípade správneho vstupu následne vstup prevedie do formátu XML.</text:span></text:p>
      <text:p text:style-name="P8"/>
      <text:p text:style-name="P7">Spôsob riešenia</text:p>
      <text:p text:style-name="P7"/>
      <text:p text:style-name="P2"><text:span text:style-name="T3"><text:tab/>Keďže som sa rozhodol riešiť aj rozšírenie, tak ako prvé môj skript parse.php </text:span><text:span text:style-name="T6">načíta argumenty zo vstupu pomocou funkcie </text:span><text:span text:style-name="T9">getopt(),</text:span><text:span text:style-name="T3"> skontroluje č</text:span><text:span text:style-name="T6">i sa nachádzajú medzi povelenými argumentami a </text:span><text:span text:style-name="T3">získa z nich potrebné informácie n</text:span><text:span text:style-name="T6">a </text:span><text:span text:style-name="T3">ulož</text:span><text:span text:style-name="T6">enie</text:span><text:span text:style-name="T3"> alebo v prípade argumentu </text:span><text:span text:style-name="T8">--help</text:span><text:span text:style-name="T3"> iba vypís</text:span><text:span text:style-name="T6">anie</text:span><text:span text:style-name="T3"> nápoved</text:span><text:span text:style-name="T6">y</text:span><text:span text:style-name="T3"> a ukonče</text:span><text:span text:style-name="T6">niu sa</text:span><text:span text:style-name="T3">. Následne pokračuje načítaním vstupu </text:span><text:span text:style-name="T6">zo štandardného vstupu</text:span><text:span text:style-name="T3">, ak prebehlo </text:span><text:span text:style-name="T4">úspešne </text:span><text:span text:style-name="T3">p</text:span><text:span text:style-name="T7">okračuje</text:span><text:span text:style-name="T3"> </text:span><text:span text:style-name="T4">vygenerovan</text:span><text:span text:style-name="T7">ím</text:span><text:span text:style-name="T4"> hlavičky XML, </text:span><text:span text:style-name="T3">rozdelení</text:span><text:span text:style-name="T7">m</text:span><text:span text:style-name="T3"> vstupu na riadky a odstránení</text:span><text:span text:style-name="T7">m</text:span><text:span text:style-name="T3"> prázdnych riadkov. </text:span></text:p>
      <text:p text:style-name="P2"><text:span text:style-name="T3"/></text:p>
      <text:p text:style-name="P2"><text:span text:style-name="T3"><text:tab/>Následne prebehne kontrola po riadku kde sa odstránia riadky s komentármi a uloží sa ich počet (prípadne časť riadku, ktorá obsahuje komentár). Odstránia sa aj redundatné biele znaky a riadky, ktoré obsahujú len tieto znaky. Skontroluje sa či prvý riadok obsahuje správnu hlavičku a zvyšné riadky sa rozdelia na slová na základe použitého rozdelovača medzera.</text:span></text:p>
      <text:p text:style-name="P2"><text:span text:style-name="T3"/></text:p>
      <text:p text:style-name="P2"><text:span text:style-name="T3"><text:s/><text:tab/></text:span><text:span text:style-name="T4">Skontroluje sa prvý parameter (operačný kód) a vráti sa očakávaný počet parametrov. Skontroluje sa či sa zhoduje s počtom parametrov na riadku vstupu a ak áno vygeneruje sa inštrukcia. Následne sa spracovávajú parametre. Spracovanie parametrov je riešené cez “switch”, kde sú inštrukcie rozdelené do skupín so zhodnými očakávanými parametrami. Zistí sa o akú inštrukciu ide, do ktorej skupiny patrí a prebehne kontrola lexikálnej správnosti parametra (či už sa jedná o konštantu, premennú, návestie alebo typ). Ak ide o konštantu a konkrétne o reťazec, tak prebehne kontrola správnosti escape sekvencií, ak sa nejaké v reťazci nachádzajú. </text:span></text:p>
      <text:p text:style-name="P2"><text:span text:style-name="T4"/></text:p>
      <text:p text:style-name="P2"><text:span text:style-name="T4"><text:tab/>Pri kontrole lexikálnej správnosti parametrov som využíval regulárne výrazy, keďže podľa mňa išlo o najjednoduchšiu možnosť kontroly a mohol som využiť výhody, ktoré mi jazyk ponúka. </text:span><text:span text:style-name="T5">V prípade splnenia všetkých formálnych požiadavkov na daný parameter následuje jeho zapísanie do XML a prechodu na ďaľší parameter/inštrukciu. Na generáciu XML som použil XMLWriter, ktorý mi mimo iné uľahčil aj reprezentáciu problematických znakov ako (&lt;, &gt;, &amp;) a umožnil jednoduché vytváranie XML elementov a pridávanie atribútov. </text:span></text:p>
      <text:p text:style-name="P2"><text:span text:style-name="T5"/></text:p>
      <text:p text:style-name="P2"><text:span text:style-name="T5"><text:tab/>Ako posledné prebehne ukončenie generovania XML dokumentu a jeho vypísanie na štandardný výstup. </text:span></text:p>
      <text:p text:style-name="P1"><text:span text:style-name="T5"/></text:p>
      <text:p text:style-name="P5"><text:span text:style-name="T10">Implementácia rozšírenia</text:span></text:p>
      <text:p text:style-name="P5"><text:span text:style-name="T10"/></text:p>
      <text:p text:style-name="P10"><text:span text:style-name="T10"><text:tab/>V prípade zadania argumentov, ktoré spadajú pod rozšírenie </text:span><text:span text:style-name="T12">STATP </text:span><text:span text:style-name="T10">prebehne ich formálna kontrola a uloženie potrebných informácií, či už o výstupnom súbore alebo o očakávaných štatistikách na výstupe. </text:span><text:span text:style-name="T11">Následne pri behu programu sa zaznamenávajú všetky štatistiky a po ukončení sa vypíšu tie, ktoré užívateľ zadal medzi argumenty pri vstupe, v takom poradí ako ich zadával a v takom množstve ako zadal vždy jedno číslo na jeden riadok.</text:span>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erif" svg:font-family="FreeSerif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reeSans1" fo:font-family="FreeSans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7T13:09:46.961463003</meta:creation-date>
    <dc:date>2020-03-07T14:03:25.088712130</dc:date>
    <meta:editing-duration>PT11M7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13" meta:word-count="433" meta:character-count="2962" meta:non-whitespace-character-count="2530"/>
  </office:meta>
</office:document-meta>
</file>